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23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ighfreq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--process /mnt/c/Users/Marco/Downloads/EXPERIMENT_LOGS/EXPERIMENT_LOGS/highfreq1/20230818_high-frequency1_USA_fixed.log</text:p>
          </table:table-cell>
          <table:table-cell table:number-columns-repeated="16"/>
          <table:table-cell table:formula="of:=10 * 12*10* 60/10  + 10 * 12*10* 60*4" office:value-type="float" office:value="295200" calcext:value-type="float">
            <text:p>295200</text:p>
          </table:table-cell>
          <table:table-cell/>
        </table:table-row>
        <table:table-row table:style-name="ro1">
          <table:table-cell office:value-type="string" calcext:value-type="string">
            <text:p>Processing log <text:s/>/mnt/c/Users/Marco/Downloads/EXPERIMENT_LOGS/EXPERIMENT_LOGS/highfreq1/20230818_high-frequency1_USA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8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RT</text:p>
          </table:table-cell>
          <table:table-cell/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Log file: /mnt/c/Users/Marco/Downloads/EXPERIMENT_LOGS/EXPERIMENT_LOGS/highfreq1/20230818_high-frequency1_USA_fixed.log</text:p>
          </table:table-cell>
          <table:table-cell table:number-columns-repeated="7"/>
          <table:table-cell office:value-type="string" calcext:value-type="string">
            <text:p>Sent</text:p>
          </table:table-cell>
          <table:table-cell table:formula="of:=[.B50]" office:value-type="float" office:value="3885" calcext:value-type="float">
            <text:p>3885</text:p>
          </table:table-cell>
          <table:table-cell/>
          <table:table-cell table:formula="of:=[.B22]" office:value-type="float" office:value="2080" calcext:value-type="float">
            <text:p>2080</text:p>
          </table:table-cell>
          <table:table-cell/>
          <table:table-cell table:formula="of:=[.B64]" office:value-type="float" office:value="1500" calcext:value-type="float">
            <text:p>1500</text:p>
          </table:table-cell>
          <table:table-cell/>
          <table:table-cell table:formula="of:=[.B36]" office:value-type="float" office:value="2103" calcext:value-type="float">
            <text:p>2103</text:p>
          </table:table-cell>
          <table:table-cell/>
          <table:table-cell table:formula="of:=[.B8]" office:value-type="float" office:value="317404" calcext:value-type="float">
            <text:p>317404</text:p>
          </table:table-cell>
          <table:table-cell/>
        </table:table-row>
        <table:table-row table:style-name="ro1">
          <table:table-cell office:value-type="string" calcext:value-type="string">
            <text:p>Logging system: USA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6:14:36.548938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17404" calcext:value-type="float">
            <text:p>317404</text:p>
          </table:table-cell>
          <table:table-cell table:formula="of:=[.$B$8]" office:value-type="float" office:value="317404" calcext:value-type="float">
            <text:p>3174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8"/>
          <table:table-cell table:number-columns-repeated="2" office:value-type="string" calcext:value-type="string">
            <text:p>DEU</text:p>
          </table:table-cell>
          <table:table-cell table:number-columns-repeated="2" office:value-type="string" calcext:value-type="string">
            <text:p>NOR</text:p>
          </table:table-cell>
          <table:table-cell table:number-columns-repeated="2" office:value-type="string" calcext:value-type="string">
            <text:p>POL</text:p>
          </table:table-cell>
          <table:table-cell table:number-columns-repeated="2" office:value-type="string" calcext:value-type="string">
            <text:p>PRT</text:p>
          </table:table-cell>
          <table:table-cell table:number-columns-repeated="2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8"/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85" calcext:value-type="float">
            <text:p>3885</text:p>
          </table:table-cell>
          <table:table-cell table:formula="of:=[.$B$50]" office:value-type="float" office:value="3885" calcext:value-type="float">
            <text:p>3885</text:p>
          </table:table-cell>
          <table:table-cell table:style-name="ce2" table:formula="of:=([.C11]-[.B11])/[.B11]" office:value-type="percentage" office:value="0" calcext:value-type="percentage">
            <text:p>0.00%</text:p>
          </table:table-cell>
          <table:table-cell table:number-columns-repeated="4"/>
          <table:table-cell table:formula="of:=[.A11]" office:value-type="string" office:string-value="DEU" calcext:value-type="string">
            <text:p>DEU</text:p>
          </table:table-cell>
          <table:table-cell table:number-columns-repeated="2" office:value-type="string" calcext:value-type="string">
            <text:p>-</text:p>
          </table:table-cell>
          <table:table-cell table:formula="of:=[.B25]" office:value-type="float" office:value="3885" calcext:value-type="float">
            <text:p>3885</text:p>
          </table:table-cell>
          <table:table-cell table:style-name="ce2" table:formula="of:=1-[.D25]" office:value-type="percentage" office:value="1" calcext:value-type="percentage">
            <text:p>100.00%</text:p>
          </table:table-cell>
          <table:table-cell table:formula="of:=[.B67]" office:value-type="float" office:value="3885" calcext:value-type="float">
            <text:p>3885</text:p>
          </table:table-cell>
          <table:table-cell table:style-name="ce2" table:formula="of:=1-[.D67]" office:value-type="percentage" office:value="1" calcext:value-type="percentage">
            <text:p>100.00%</text:p>
          </table:table-cell>
          <table:table-cell table:formula="of:=[.B39]" office:value-type="float" office:value="3885" calcext:value-type="float">
            <text:p>3885</text:p>
          </table:table-cell>
          <table:table-cell table:style-name="ce2" table:formula="of:=1-[.D39]" office:value-type="percentage" office:value="1" calcext:value-type="percentage">
            <text:p>100.00%</text:p>
          </table:table-cell>
          <table:table-cell table:formula="of:=[.B11]" office:value-type="float" office:value="3885" calcext:value-type="float">
            <text:p>3885</text:p>
          </table:table-cell>
          <table:table-cell table:style-name="ce2" table:formula="of:=1-[.D11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80" calcext:value-type="float">
            <text:p>2080</text:p>
          </table:table-cell>
          <table:table-cell table:formula="of:=[.$B$22]" office:value-type="float" office:value="2080" calcext:value-type="float">
            <text:p>2080</text:p>
          </table:table-cell>
          <table:table-cell table:style-name="ce2" table:formula="of:=([.C12]-[.B12])/[.B12]" office:value-type="percentage" office:value="0" calcext:value-type="percentage">
            <text:p>0.00%</text:p>
          </table:table-cell>
          <table:table-cell table:number-columns-repeated="4"/>
          <table:table-cell table:formula="of:=[.A12]" office:value-type="string" office:string-value="NOR" calcext:value-type="string">
            <text:p>NOR</text:p>
          </table:table-cell>
          <table:table-cell table:formula="of:=[.B53]" office:value-type="float" office:value="2054" calcext:value-type="float">
            <text:p>2054</text:p>
          </table:table-cell>
          <table:table-cell table:style-name="ce2" table:formula="of:=1-[.D53]" office:value-type="percentage" office:value="0.987341772151899" calcext:value-type="percentage">
            <text:p>98.73%</text:p>
          </table:table-cell>
          <table:table-cell table:number-columns-repeated="2" office:value-type="string" calcext:value-type="string">
            <text:p>-</text:p>
          </table:table-cell>
          <table:table-cell table:formula="of:=[.B68]" office:value-type="float" office:value="2073" calcext:value-type="float">
            <text:p>2073</text:p>
          </table:table-cell>
          <table:table-cell table:style-name="ce2" table:formula="of:=1-[.D68]" office:value-type="percentage" office:value="0.99662325132658" calcext:value-type="percentage">
            <text:p>99.66%</text:p>
          </table:table-cell>
          <table:table-cell table:formula="of:=[.B40]" office:value-type="float" office:value="2080" calcext:value-type="float">
            <text:p>2080</text:p>
          </table:table-cell>
          <table:table-cell table:style-name="ce2" table:formula="of:=1-[.D40]" office:value-type="percentage" office:value="1" calcext:value-type="percentage">
            <text:p>100.00%</text:p>
          </table:table-cell>
          <table:table-cell table:formula="of:=[.B12]" office:value-type="float" office:value="2080" calcext:value-type="float">
            <text:p>2080</text:p>
          </table:table-cell>
          <table:table-cell table:style-name="ce2" table:formula="of:=1-[.D12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2" table:formula="of:=([.C13]-[.B13])/[.B13]" office:value-type="percentage" office:value="0" calcext:value-type="percentage">
            <text:p>0.00%</text:p>
          </table:table-cell>
          <table:table-cell table:number-columns-repeated="4"/>
          <table:table-cell table:formula="of:=[.A13]" office:value-type="string" office:string-value="POL" calcext:value-type="string">
            <text:p>POL</text:p>
          </table:table-cell>
          <table:table-cell table:formula="of:=[.B54]" office:value-type="float" office:value="1500" calcext:value-type="float">
            <text:p>1500</text:p>
          </table:table-cell>
          <table:table-cell table:style-name="ce2" table:formula="of:=1-[.D54]" office:value-type="percentage" office:value="1" calcext:value-type="percentage">
            <text:p>100.00%</text:p>
          </table:table-cell>
          <table:table-cell table:formula="of:=[.B26]" office:value-type="float" office:value="1500" calcext:value-type="float">
            <text:p>1500</text:p>
          </table:table-cell>
          <table:table-cell table:style-name="ce2" table:formula="of:=1-[.D26]" office:value-type="percentage" office:value="1" calcext:value-type="percentage">
            <text:p>100.00%</text:p>
          </table:table-cell>
          <table:table-cell table:number-columns-repeated="2" office:value-type="string" calcext:value-type="string">
            <text:p>-</text:p>
          </table:table-cell>
          <table:table-cell table:formula="of:=[.B41]" office:value-type="float" office:value="1500" calcext:value-type="float">
            <text:p>1500</text:p>
          </table:table-cell>
          <table:table-cell table:style-name="ce2" table:formula="of:=1-[.D41]" office:value-type="percentage" office:value="1" calcext:value-type="percentage">
            <text:p>100.00%</text:p>
          </table:table-cell>
          <table:table-cell table:formula="of:=[.B13]" office:value-type="float" office:value="1500" calcext:value-type="float">
            <text:p>1500</text:p>
          </table:table-cell>
          <table:table-cell table:style-name="ce2" table:formula="of:=1-[.D13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table:style-name="ce1" table:formula="of:=4206/2" office:value-type="float" office:value="2103" calcext:value-type="float">
            <text:p>2103</text:p>
          </table:table-cell>
          <table:table-cell table:formula="of:=[.$B$36]" office:value-type="float" office:value="2103" calcext:value-type="float">
            <text:p>2103</text:p>
          </table:table-cell>
          <table:table-cell table:style-name="ce3" table:formula="of:=([.C14]-[.B14])/[.B14]" office:value-type="percentage" office:value="0" calcext:value-type="percentage">
            <text:p>0.00%</text:p>
          </table:table-cell>
          <table:table-cell table:number-columns-repeated="4"/>
          <table:table-cell table:formula="of:=[.A14]" office:value-type="string" office:string-value="PRT" calcext:value-type="string">
            <text:p>PRT</text:p>
          </table:table-cell>
          <table:table-cell table:formula="of:=[.B55]" office:value-type="float" office:value="2061" calcext:value-type="float">
            <text:p>2061</text:p>
          </table:table-cell>
          <table:table-cell table:style-name="ce2" table:formula="of:=1-[.D55]" office:value-type="percentage" office:value="0.97962154294032" calcext:value-type="percentage">
            <text:p>97.96%</text:p>
          </table:table-cell>
          <table:table-cell table:formula="of:=[.B27]" office:value-type="float" office:value="2087" calcext:value-type="float">
            <text:p>2087</text:p>
          </table:table-cell>
          <table:table-cell table:style-name="ce2" table:formula="of:=1-[.D27]" office:value-type="percentage" office:value="0.992333493052228" calcext:value-type="percentage">
            <text:p>99.23%</text:p>
          </table:table-cell>
          <table:table-cell table:formula="of:=[.B69]" office:value-type="float" office:value="2080" calcext:value-type="float">
            <text:p>2080</text:p>
          </table:table-cell>
          <table:table-cell table:style-name="ce2" table:formula="of:=1-[.D69]" office:value-type="percentage" office:value="0.988942307692308" calcext:value-type="percentage">
            <text:p>98.89%</text:p>
          </table:table-cell>
          <table:table-cell table:number-columns-repeated="2" office:value-type="string" calcext:value-type="string">
            <text:p>-</text:p>
          </table:table-cell>
          <table:table-cell table:formula="of:=[.B14]" office:value-type="float" office:value="2103" calcext:value-type="float">
            <text:p>2103</text:p>
          </table:table-cell>
          <table:table-cell table:style-name="ce2" table:formula="of:=1-[.D14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highfreq1/20230818_high_freq1_nor_fixed.log</text:p>
          </table:table-cell>
          <table:table-cell table:style-name="ce5" table:formula="of:=SUM([.B11:.B14])" office:value-type="float" office:value="9568" calcext:value-type="float">
            <text:p>9568</text:p>
          </table:table-cell>
          <table:table-cell table:style-name="ce5" table:formula="of:=SUM([.C11:.C14])" office:value-type="float" office:value="9568" calcext:value-type="float">
            <text:p>9568</text:p>
          </table:table-cell>
          <table:table-cell table:style-name="ce5" table:formula="of:=[.B15]-[.C1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SA</text:p>
          </table:table-cell>
          <table:table-cell table:formula="of:=[.B56]" office:value-type="float" office:value="317404" calcext:value-type="float">
            <text:p>317404</text:p>
          </table:table-cell>
          <table:table-cell table:style-name="ce2" table:formula="of:=1-[.D56]" office:value-type="percentage" office:value="1" calcext:value-type="percentage">
            <text:p>100.00%</text:p>
          </table:table-cell>
          <table:table-cell table:formula="of:=[.B28]" office:value-type="float" office:value="317404" calcext:value-type="float">
            <text:p>317404</text:p>
          </table:table-cell>
          <table:table-cell table:style-name="ce2" table:formula="of:=1-[.D28]" office:value-type="percentage" office:value="1" calcext:value-type="percentage">
            <text:p>100.00%</text:p>
          </table:table-cell>
          <table:table-cell table:formula="of:=[.B70]" office:value-type="float" office:value="317404" calcext:value-type="float">
            <text:p>317404</text:p>
          </table:table-cell>
          <table:table-cell table:style-name="ce2" table:formula="of:=1-[.D70]" office:value-type="percentage" office:value="1" calcext:value-type="percentage">
            <text:p>100.00%</text:p>
          </table:table-cell>
          <table:table-cell table:formula="of:=[.B42]" office:value-type="float" office:value="317403" calcext:value-type="float">
            <text:p>317403</text:p>
          </table:table-cell>
          <table:table-cell table:style-name="ce2" table:formula="of:=1-[.D42]" office:value-type="percentage" office:value="0.999996849431165" calcext:value-type="percentage">
            <text:p>10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cessing log <text:s/>/mnt/c/Users/Marco/Downloads/EXPERIMENT_LOGS/EXPERIMENT_LOGS/highfreq1/20230818_high_freq1_nor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highfreq1/20230818_high_freq1_nor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NOR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6:14:34.463055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80" calcext:value-type="float">
            <text:p>2080</text:p>
          </table:table-cell>
          <table:table-cell table:formula="of:=[.$B$22]" office:value-type="float" office:value="2080" calcext:value-type="float">
            <text:p>20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85" calcext:value-type="float">
            <text:p>3885</text:p>
          </table:table-cell>
          <table:table-cell table:formula="of:=[.$B$50]" office:value-type="float" office:value="3885" calcext:value-type="float">
            <text:p>3885</text:p>
          </table:table-cell>
          <table:table-cell table:style-name="ce2" table:formula="of:=([.C25]-[.B25])/[.B25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2" table:formula="of:=([.C26]-[.B26])/[.B26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87" calcext:value-type="float">
            <text:p>2087</text:p>
          </table:table-cell>
          <table:table-cell table:formula="of:=[.$B$36]" office:value-type="float" office:value="2103" calcext:value-type="float">
            <text:p>2103</text:p>
          </table:table-cell>
          <table:table-cell table:style-name="ce2" table:formula="of:=([.C27]-[.B27])/[.B27]" office:value-type="percentage" office:value="0.00766650694777192" calcext:value-type="percentage">
            <text:p>0.77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17404" calcext:value-type="float">
            <text:p>317404</text:p>
          </table:table-cell>
          <table:table-cell table:formula="of:=[.$B$8]" office:value-type="float" office:value="317404" calcext:value-type="float">
            <text:p>317404</text:p>
          </table:table-cell>
          <table:table-cell table:style-name="ce2" table:formula="of:=([.C28]-[.B28])/[.B28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process /mnt/c/Users/Marco/Downloads/EXPERIMENT_LOGS/EXPERIMENT_LOGS/highfreq1/20230818_high_freq1_prt_fixed.log</text:p>
          </table:table-cell>
          <table:table-cell table:style-name="ce5" table:formula="of:=SUM([.B25:.B28])" office:value-type="float" office:value="324876" calcext:value-type="float">
            <text:p>324876</text:p>
          </table:table-cell>
          <table:table-cell table:style-name="ce5" table:formula="of:=SUM([.C25:.C28])" office:value-type="float" office:value="324892" calcext:value-type="float">
            <text:p>324892</text:p>
          </table:table-cell>
          <table:table-cell table:style-name="ce5" table:formula="of:=[.B29]-[.C29]" office:value-type="float" office:value="-16" calcext:value-type="float">
            <text:p>-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cessing log <text:s/>/mnt/c/Users/Marco/Downloads/EXPERIMENT_LOGS/EXPERIMENT_LOGS/highfreq1/20230818_high_freq1_prt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highfreq1/20230818_high_freq1_prt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PARTICLE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6:14:36.275616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103" calcext:value-type="float">
            <text:p>2103</text:p>
          </table:table-cell>
          <table:table-cell table:formula="of:=[.$B$36]" office:value-type="float" office:value="2103" calcext:value-type="float">
            <text:p>2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85" calcext:value-type="float">
            <text:p>3885</text:p>
          </table:table-cell>
          <table:table-cell table:formula="of:=[.$B$50]" office:value-type="float" office:value="3885" calcext:value-type="float">
            <text:p>3885</text:p>
          </table:table-cell>
          <table:table-cell table:style-name="ce2" table:formula="of:=([.C39]-[.B39])/[.B39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80" calcext:value-type="float">
            <text:p>2080</text:p>
          </table:table-cell>
          <table:table-cell table:formula="of:=[.$B$22]" office:value-type="float" office:value="2080" calcext:value-type="float">
            <text:p>2080</text:p>
          </table:table-cell>
          <table:table-cell table:style-name="ce2" table:formula="of:=([.C40]-[.B40])/[.B40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2" table:formula="of:=([.C41]-[.B41])/[.B41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17403" calcext:value-type="float">
            <text:p>317403</text:p>
          </table:table-cell>
          <table:table-cell table:formula="of:=[.$B$8]" office:value-type="float" office:value="317404" calcext:value-type="float">
            <text:p>317404</text:p>
          </table:table-cell>
          <table:table-cell table:style-name="ce2" table:formula="of:=([.C42]-[.B42])/[.B42]" office:value-type="percentage" office:value="0.0000031505688352032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process /mnt/c/Users/Marco/Downloads/EXPERIMENT_LOGS/EXPERIMENT_LOGS/highfreq1/logrun_deu_highfreq_03h_fri_18_fixed.log</text:p>
          </table:table-cell>
          <table:table-cell table:style-name="ce5" table:formula="of:=SUM([.B39:.B42])" office:value-type="float" office:value="324868" calcext:value-type="float">
            <text:p>324868</text:p>
          </table:table-cell>
          <table:table-cell table:style-name="ce5" table:formula="of:=SUM([.C39:.C42])" office:value-type="float" office:value="324869" calcext:value-type="float">
            <text:p>324869</text:p>
          </table:table-cell>
          <table:table-cell table:style-name="ce5" table:formula="of:=[.B43]-[.C43]" office:value-type="float" office:value="-1" calcext:value-type="float">
            <text:p>-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cessing log <text:s/>/mnt/c/Users/Marco/Downloads/EXPERIMENT_LOGS/EXPERIMENT_LOGS/highfreq1/logrun_deu_highfreq_03h_fri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highfreq1/logrun_deu_highfreq_03h_fri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FKIE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6:14:36.897588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85" calcext:value-type="float">
            <text:p>3885</text:p>
          </table:table-cell>
          <table:table-cell table:formula="of:=[.$B$50]" office:value-type="float" office:value="3885" calcext:value-type="float">
            <text:p>38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54" calcext:value-type="float">
            <text:p>2054</text:p>
          </table:table-cell>
          <table:table-cell table:formula="of:=[.$B$22]" office:value-type="float" office:value="2080" calcext:value-type="float">
            <text:p>2080</text:p>
          </table:table-cell>
          <table:table-cell table:style-name="ce2" table:formula="of:=([.C53]-[.B53])/[.B53]" office:value-type="percentage" office:value="0.0126582278481013" calcext:value-type="percentage">
            <text:p>1.27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2" table:formula="of:=([.C54]-[.B54])/[.B54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61" calcext:value-type="float">
            <text:p>2061</text:p>
          </table:table-cell>
          <table:table-cell table:formula="of:=[.$B$36]" office:value-type="float" office:value="2103" calcext:value-type="float">
            <text:p>2103</text:p>
          </table:table-cell>
          <table:table-cell table:style-name="ce2" table:formula="of:=([.C55]-[.B55])/[.B55]" office:value-type="percentage" office:value="0.0203784570596798" calcext:value-type="percentage">
            <text:p>2.0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17404" calcext:value-type="float">
            <text:p>317404</text:p>
          </table:table-cell>
          <table:table-cell table:formula="of:=[.$B$8]" office:value-type="float" office:value="317404" calcext:value-type="float">
            <text:p>317404</text:p>
          </table:table-cell>
          <table:table-cell table:style-name="ce2" table:formula="of:=([.C56]-[.B56])/[.B56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process /mnt/c/Users/Marco/Downloads/EXPERIMENT_LOGS/EXPERIMENT_LOGS/highfreq1/logrun_pol_highfreq_03h_fri_18_fixed.log</text:p>
          </table:table-cell>
          <table:table-cell table:style-name="ce5" table:formula="of:=SUM([.B53:.B56])" office:value-type="float" office:value="323019" calcext:value-type="float">
            <text:p>323019</text:p>
          </table:table-cell>
          <table:table-cell table:style-name="ce5" table:formula="of:=SUM([.C53:.C56])" office:value-type="float" office:value="323087" calcext:value-type="float">
            <text:p>323087</text:p>
          </table:table-cell>
          <table:table-cell table:style-name="ce5" table:formula="of:=[.B57]-[.C57]" office:value-type="float" office:value="-68" calcext:value-type="float">
            <text:p>-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cessing log <text:s/>/mnt/c/Users/Marco/Downloads/EXPERIMENT_LOGS/EXPERIMENT_LOGS/highfreq1/logrun_pol_highfreq_03h_fri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highfreq1/logrun_pol_highfreq_03h_fri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POL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6:14:38.735261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85" calcext:value-type="float">
            <text:p>3885</text:p>
          </table:table-cell>
          <table:table-cell table:formula="of:=[.$B$50]" office:value-type="float" office:value="3885" calcext:value-type="float">
            <text:p>3885</text:p>
          </table:table-cell>
          <table:table-cell table:style-name="ce2" table:formula="of:=([.C67]-[.B67])/[.B67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73" calcext:value-type="float">
            <text:p>2073</text:p>
          </table:table-cell>
          <table:table-cell table:formula="of:=[.$B$22]" office:value-type="float" office:value="2080" calcext:value-type="float">
            <text:p>2080</text:p>
          </table:table-cell>
          <table:table-cell table:style-name="ce2" table:formula="of:=([.C68]-[.B68])/[.B68]" office:value-type="percentage" office:value="0.00337674867342016" calcext:value-type="percentage">
            <text:p>0.3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80" calcext:value-type="float">
            <text:p>2080</text:p>
          </table:table-cell>
          <table:table-cell table:formula="of:=[.$B$36]" office:value-type="float" office:value="2103" calcext:value-type="float">
            <text:p>2103</text:p>
          </table:table-cell>
          <table:table-cell table:style-name="ce2" table:formula="of:=([.C69]-[.B69])/[.B69]" office:value-type="percentage" office:value="0.0110576923076923" calcext:value-type="percentage">
            <text:p>1.11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17404" calcext:value-type="float">
            <text:p>317404</text:p>
          </table:table-cell>
          <table:table-cell table:formula="of:=[.$B$8]" office:value-type="float" office:value="317404" calcext:value-type="float">
            <text:p>317404</text:p>
          </table:table-cell>
          <table:table-cell table:style-name="ce2" table:formula="of:=([.C70]-[.B70])/[.B70]"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1">
          <table:table-cell/>
          <table:table-cell table:style-name="ce5" table:formula="of:=SUM([.B67:.B70])" office:value-type="float" office:value="325442" calcext:value-type="float">
            <text:p>325442</text:p>
          </table:table-cell>
          <table:table-cell table:style-name="ce5" table:formula="of:=SUM([.C67:.C70])" office:value-type="float" office:value="325472" calcext:value-type="float">
            <text:p>325472</text:p>
          </table:table-cell>
          <table:table-cell table:style-name="ce5" table:formula="of:=[.B71]-[.C71]" office:value-type="float" office:value="-30" calcext:value-type="float">
            <text:p>-3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09:31:20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5T20:41:18.036000000</dc:date>
    <meta:editing-duration>PT13H37M24S</meta:editing-duration>
    <meta:editing-cycles>8</meta:editing-cycles>
    <meta:generator>LibreOffice/7.1.2.2$Windows_X86_64 LibreOffice_project/8a45595d069ef5570103caea1b71cc9d82b2aae4</meta:generator>
    <meta:document-statistic meta:table-count="1" meta:cell-count="242" meta:object-count="0"/>
  </office:meta>
</office:document-meta>
</file>